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onospace" svg:font-family="monospace, Courier"/>
    <style:font-face style:name="Linux Libertine" svg:font-family="'Linux Libertine', Georgia, Times, serif" style:font-family-generic="roman"/>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paragraph-rsid="002676e7"/>
    </style:style>
    <style:style style:name="P2" style:family="paragraph" style:parent-style-name="Heading_20_2">
      <style:text-properties officeooo:paragraph-rsid="002676e7"/>
    </style:style>
    <style:style style:name="P3" style:family="paragraph" style:parent-style-name="Heading_20_2">
      <style:paragraph-properties fo:break-before="page"/>
      <style:text-properties officeooo:paragraph-rsid="002676e7"/>
    </style:style>
    <style:style style:name="P4" style:family="paragraph" style:parent-style-name="Text_20_body">
      <style:text-properties fo:language="es" fo:country="ES" officeooo:paragraph-rsid="002676e7"/>
    </style:style>
    <style:style style:name="P5" style:family="paragraph" style:parent-style-name="Heading_20_1">
      <style:text-properties officeooo:paragraph-rsid="00276e68"/>
    </style:style>
    <style:style style:name="T1" style:family="text">
      <style:text-properties officeooo:rsid="00086981"/>
    </style:style>
    <style:style style:name="T2" style:family="text">
      <style:text-properties officeooo:rsid="000a8e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bookmark text:name="Ejercicio_16"/>Ejercicio 1</text:h>
      <text:p text:style-name="P1">Explique detalladamente el concepto de igualdad observacional. Relacionar el rol de la igualdad observacional con la axiomatizacion de DameUno : Conj [alfa] → alfa y explique alternativas y dificultades de axiomatizar alternativas.</text:p>
      <text:h text:style-name="P2" text:outline-level="2"><text:bookmark text:name="Ejercicio_26"/>Ejercicio 2</text:h>
      <text:p text:style-name="P4">Explíquele a un matemático como hacer inducción sobre un TAD. Intentelo ahora con un artesano de plaza francia.</text:p>
      <text:p text:style-name="P1">En el final del 21/12 la cambiaron por: Explíquele a un matemático POR QUÉ se puede hacer inducción estructural sobre cualquier TAD.</text:p>
      <text:h text:style-name="P2" text:outline-level="2"><text:bookmark text:name="Ejercicio_36"/>Ejercicio 3</text:h>
      <text:p text:style-name="P1">Explique detalladamente el rol que juega el invariante de representación en el diseño jerarquico de TADs.</text:p>
      <text:h text:style-name="P2" text:outline-level="2"><text:bookmark text:name="Ejercicio_46"/>Ejercicio 4</text:h>
      <text:p text:style-name="P1">Decir si es V o F (justificar o dar contraejemplo)</text:p>
      <text:p text:style-name="P1"><text:span text:style-name="T1">1) </text:span>Sea S arreglo de claves representado por max-heap. Sean S[i] y S[j] claves del heap / i &lt; j y S[i] &lt; S[j] → el arreglo obtenido intercambiar S[i] y S[j] sigue siendo max-heap.</text:p>
      <text:p text:style-name="P1"><text:span text:style-name="T1">2) </text:span>Sea S arreglo de claves representado por max-heap. Sean S[i] y S[j] claves del heap / i &lt; j y S[i] &gt; S[j] → el arreglo obtenido intercambiar S[i] y S[j] sigue siendo max-heap.</text:p>
      <text:h text:style-name="P2" text:outline-level="2"><text:bookmark text:name="Ejercicio_56"/>Ejercicio 5</text:h>
      <text:p text:style-name="P1">Vincular la forma general de los algoritmos que utilizan la técnica de divide and conquer con la forma en la que se obtiene la ecuación de recurrencia que caracteriza la complejidad de un algoritmo recursivo y con los casos del teorema maest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monospace" svg:font-family="monospace, Courier"/>
    <style:font-face style:name="Linux Libertine" svg:font-family="'Linux Libertine', Georgia, Times, serif" style:font-family-generic="roman"/>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fo:font-family="'Linux Libertine', Georgia, Times, serif" style:font-family-generic="roman" fo:font-size="24pt" fo:font-weight="bold" style:font-name-asian="Droid Sans Fallback" style:font-family-asian="'Droid Sans Fallback'"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nux Libertine" fo:font-family="'Linux Libertine', Georgia, Times, serif" style:font-family-generic="roman" fo:font-size="14pt" fo:font-weight="bold" style:font-name-asian="Droid Sans Fallback" style:font-family-asian="'Droid Sans Fallback'"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officeooo:paragraph-rsid="00276e68"/>
    </style:style>
    <style:style style:name="MT1" style:family="text">
      <style:text-properties officeooo:rsid="0008698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h text:style-name="MP1" text:outline-level="1"><text:span text:style-name="MT1">Final 10/12/2015<text:tab/><text:tab/><text:tab/><text:tab/>Pág </text:span><text:span text:style-name="MT1"><text:page-number text:select-page="current">1</text:page-number></text:span><text:span text:style-name="MT1">/</text:span><text:span text:style-name="MT1"><text:page-count>1</text:page-count></text:span></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8:53:47.619209739</meta:creation-date>
    <meta:generator>LibreOffice/5.4.3.2$Linux_X86_64 LibreOffice_project/40m0$Build-2</meta:generator>
    <dc:date>2017-12-12T19:03:27.168016271</dc:date>
    <meta:editing-duration>PT3M46S</meta:editing-duration>
    <meta:editing-cycles>9</meta:editing-cycles>
    <meta:document-statistic meta:table-count="0" meta:image-count="0" meta:object-count="0" meta:page-count="1" meta:paragraph-count="14" meta:word-count="224" meta:character-count="1311" meta:non-whitespace-character-count="1098"/>
  </office:meta>
</office:document-meta>
</file>